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5.159cm"/>
    </style:style>
    <style:style style:name="Tabla2.B" style:family="table-column">
      <style:table-column-properties style:column-width="11.853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3.397cm"/>
    </style:style>
    <style:style style:name="Tabla3.B" style:family="table-column">
      <style:table-column-properties style:column-width="3.621cm"/>
    </style:style>
    <style:style style:name="Tabla3.C" style:family="table-column">
      <style:table-column-properties style:column-width="3.951cm"/>
    </style:style>
    <style:style style:name="Tabla3.D" style:family="table-column">
      <style:table-column-properties style:column-width="1.942cm"/>
    </style:style>
    <style:style style:name="Tabla3.E" style:family="table-column">
      <style:table-column-properties style:column-width="4.101cm"/>
    </style:style>
    <style:style style:name="Tabla3.A1" style:family="table-cell">
      <style:table-cell-properties fo:padding="0.097cm" fo:border="none"/>
    </style:style>
    <style:style style:name="Tabla3.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la3.E1" style:family="table-cell">
      <style:table-cell-properties fo:background-color="#ffffff" fo:padding="0.097cm" fo:border="0.05pt solid #000000">
        <style:background-image/>
      </style:table-cell-properties>
    </style:style>
    <style:style style:name="Tabla3.A2"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A3" style:family="table-cell">
      <style:table-cell-properties fo:background-color="transparent" fo:padding="0.097cm" fo:border-left="0.05pt solid #000000" fo:border-right="none" fo:border-top="none" fo:border-bottom="0.05pt solid #000000">
        <style:background-image/>
      </style:table-cell-properties>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Tabla4" style:family="table">
      <style:table-properties style:width="17.013cm" fo:margin-left="0cm" table:align="left"/>
    </style:style>
    <style:style style:name="Tabla4.A" style:family="table-column">
      <style:table-column-properties style:column-width="1.515cm"/>
    </style:style>
    <style:style style:name="Tabla4.B" style:family="table-column">
      <style:table-column-properties style:column-width="2.004cm"/>
    </style:style>
    <style:style style:name="Tabla4.C" style:family="table-column">
      <style:table-column-properties style:column-width="7.627cm"/>
    </style:style>
    <style:style style:name="Tabla4.D" style:family="table-column">
      <style:table-column-properties style:column-width="5.867cm"/>
    </style:style>
    <style:style style:name="Tabla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4.D1" style:family="table-cell">
      <style:table-cell-properties fo:background-color="transparent"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552cm" style:rel-column-width="5983*"/>
    </style:style>
    <style:style style:name="Tabla5.B" style:family="table-column">
      <style:table-column-properties style:column-width="7.761cm" style:rel-column-width="29918*"/>
    </style:style>
    <style:style style:name="Tabla5.C" style:family="table-column">
      <style:table-column-properties style:column-width="7.687cm" style:rel-column-width="29634*"/>
    </style:style>
    <style:style style:name="Tabla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5.C1" style:family="table-cell">
      <style:table-cell-properties fo:background-color="transparent"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4cfd4"/>
    </style:style>
    <style:style style:name="P4" style:family="paragraph" style:parent-style-name="Standard">
      <style:text-properties officeooo:rsid="0010b37c" officeooo:paragraph-rsid="0010b37c"/>
    </style:style>
    <style:style style:name="P5" style:family="paragraph" style:parent-style-name="Contents_20_1">
      <style:text-properties officeooo:rsid="001c93e0" officeooo:paragraph-rsid="001c93e0"/>
    </style:style>
    <style:style style:name="P6" style:family="paragraph" style:parent-style-name="Textos">
      <style:text-properties officeooo:rsid="00294848" officeooo:paragraph-rsid="00294848"/>
    </style:style>
    <style:style style:name="P7" style:family="paragraph" style:parent-style-name="Textos">
      <style:text-properties officeooo:rsid="00294848" officeooo:paragraph-rsid="00375ec6"/>
    </style:style>
    <style:style style:name="P8" style:family="paragraph" style:parent-style-name="Textos">
      <style:text-properties officeooo:rsid="00294848" officeooo:paragraph-rsid="0038e75f"/>
    </style:style>
    <style:style style:name="P9" style:family="paragraph" style:parent-style-name="Textos">
      <style:text-properties officeooo:rsid="00294848" officeooo:paragraph-rsid="0039cc63"/>
    </style:style>
    <style:style style:name="P10" style:family="paragraph" style:parent-style-name="Textos">
      <style:text-properties officeooo:rsid="002b0988" officeooo:paragraph-rsid="002b0988"/>
    </style:style>
    <style:style style:name="P11" style:family="paragraph" style:parent-style-name="Textos">
      <style:text-properties officeooo:paragraph-rsid="002b0988"/>
    </style:style>
    <style:style style:name="P12" style:family="paragraph" style:parent-style-name="Textos">
      <style:text-properties officeooo:rsid="00356bf5" officeooo:paragraph-rsid="00356bf5"/>
    </style:style>
    <style:style style:name="P13" style:family="paragraph" style:parent-style-name="Textos">
      <style:text-properties officeooo:rsid="00356bf5" officeooo:paragraph-rsid="00375ec6"/>
    </style:style>
    <style:style style:name="P14" style:family="paragraph" style:parent-style-name="Textos">
      <style:text-properties officeooo:rsid="00356bf5" officeooo:paragraph-rsid="0039cc63"/>
    </style:style>
    <style:style style:name="P15" style:family="paragraph" style:parent-style-name="Textos">
      <style:text-properties officeooo:rsid="00336df4" officeooo:paragraph-rsid="00336df4"/>
    </style:style>
    <style:style style:name="P16" style:family="paragraph" style:parent-style-name="Textos">
      <style:text-properties officeooo:paragraph-rsid="00375ec6"/>
    </style:style>
    <style:style style:name="P17" style:family="paragraph" style:parent-style-name="Textos">
      <style:text-properties officeooo:rsid="00375ec6" officeooo:paragraph-rsid="00375ec6"/>
    </style:style>
    <style:style style:name="P18" style:family="paragraph" style:parent-style-name="Textos">
      <style:text-properties officeooo:rsid="00375ec6" officeooo:paragraph-rsid="0039cc63"/>
    </style:style>
    <style:style style:name="P19" style:family="paragraph" style:parent-style-name="TituloColumnaTabla">
      <style:text-properties officeooo:rsid="0021e347" officeooo:paragraph-rsid="0021e347"/>
    </style:style>
    <style:style style:name="P20" style:family="paragraph" style:parent-style-name="TituloColumnaTabla">
      <style:text-properties officeooo:rsid="0023daba" officeooo:paragraph-rsid="0023daba"/>
    </style:style>
    <style:style style:name="P21" style:family="paragraph" style:parent-style-name="CuerpoTabla">
      <style:text-properties officeooo:rsid="002644f1" officeooo:paragraph-rsid="002644f1"/>
    </style:style>
    <style:style style:name="P22" style:family="paragraph" style:parent-style-name="CuerpoTabla">
      <style:text-properties officeooo:rsid="002b0988" officeooo:paragraph-rsid="002b0988"/>
    </style:style>
    <style:style style:name="P23" style:family="paragraph" style:parent-style-name="Nivel1">
      <style:text-properties officeooo:paragraph-rsid="0023daba"/>
    </style:style>
    <style:style style:name="P24" style:family="paragraph" style:parent-style-name="Nivel1">
      <style:text-properties officeooo:rsid="002ca1f8" officeooo:paragraph-rsid="002ca1f8"/>
    </style:style>
    <style:style style:name="P25" style:family="paragraph" style:parent-style-name="Nivel1">
      <style:text-properties officeooo:rsid="002644f1" officeooo:paragraph-rsid="002644f1"/>
    </style:style>
    <style:style style:name="P26" style:family="paragraph" style:parent-style-name="Tablas">
      <style:text-properties officeooo:rsid="000784ee" officeooo:paragraph-rsid="0025719d"/>
    </style:style>
    <style:style style:name="P27" style:family="paragraph" style:parent-style-name="Tablas">
      <style:text-properties officeooo:paragraph-rsid="0025719d"/>
    </style:style>
    <style:style style:name="P28" style:family="paragraph" style:parent-style-name="Título_20_tabla">
      <style:text-properties officeooo:rsid="000784ee" officeooo:paragraph-rsid="0025719d"/>
    </style:style>
    <style:style style:name="P29" style:family="paragraph" style:parent-style-name="Nivel1">
      <style:paragraph-properties fo:break-before="page"/>
    </style:style>
    <style:style style:name="P30" style:family="paragraph" style:parent-style-name="Nivel1">
      <style:paragraph-properties fo:break-before="page"/>
      <style:text-properties officeooo:rsid="00281781" officeooo:paragraph-rsid="002ca1f8"/>
    </style:style>
    <style:style style:name="P31" style:family="paragraph" style:parent-style-name="Nivel1">
      <style:paragraph-properties fo:break-before="page"/>
      <style:text-properties officeooo:rsid="00294848" officeooo:paragraph-rsid="002ca1f8"/>
    </style:style>
    <style:style style:name="P32" style:family="paragraph" style:parent-style-name="Nivel1">
      <style:paragraph-properties fo:break-before="page"/>
      <style:text-properties officeooo:rsid="00294848" officeooo:paragraph-rsid="00294848"/>
    </style:style>
    <style:style style:name="P33" style:family="paragraph" style:parent-style-name="Textos">
      <style:paragraph-properties fo:break-before="page"/>
      <style:text-properties officeooo:paragraph-rsid="00375ec6"/>
    </style:style>
    <style:style style:name="P34" style:family="paragraph" style:parent-style-name="Textos">
      <style:paragraph-properties fo:break-before="page"/>
      <style:text-properties officeooo:rsid="00294848" officeooo:paragraph-rsid="00375ec6"/>
    </style:style>
    <style:style style:name="P35" style:family="paragraph" style:parent-style-name="Nivel2">
      <style:paragraph-properties fo:break-before="page"/>
      <style:text-properties officeooo:rsid="00346e1f" officeooo:paragraph-rsid="00346e1f"/>
    </style:style>
    <style:style style:name="P36" style:family="paragraph" style:parent-style-name="Tabla_20_contenidos_20_nivel2">
      <style:paragraph-properties>
        <style:tab-stops>
          <style:tab-stop style:position="16.801cm" style:type="right" style:leader-style="dotted" style:leader-text="."/>
        </style:tab-stops>
      </style:paragraph-properties>
    </style:style>
    <style:style style:name="P37" style:family="paragraph" style:parent-style-name="Tabla_20_contenidos_20_nivel1">
      <style:paragraph-properties>
        <style:tab-stops>
          <style:tab-stop style:position="17cm" style:type="right" style:leader-style="dotted" style:leader-text="."/>
        </style:tab-stops>
      </style:paragraph-properties>
    </style:style>
    <style:style style:name="P38" style:family="paragraph" style:parent-style-name="PieTablaIlustraciones">
      <style:text-properties officeooo:rsid="002ca1f8"/>
    </style:style>
    <style:style style:name="P39" style:family="paragraph" style:parent-style-name="PieTablaIlustraciones">
      <style:text-properties officeooo:rsid="0032a5e1" officeooo:paragraph-rsid="0032a5e1"/>
    </style:style>
    <style:style style:name="P40" style:family="paragraph" style:parent-style-name="Nivel2">
      <style:text-properties officeooo:rsid="00281781"/>
    </style:style>
    <style:style style:name="P41" style:family="paragraph" style:parent-style-name="Nivel2">
      <style:text-properties officeooo:rsid="00346e1f" officeooo:paragraph-rsid="00346e1f"/>
    </style:style>
    <style:style style:name="P42" style:family="paragraph" style:parent-style-name="PieTablaIlustraciones">
      <style:paragraph-properties fo:margin-left="0cm" fo:margin-right="0cm" fo:text-indent="0cm" style:auto-text-indent="false"/>
      <style:text-properties officeooo:rsid="002ca1f8"/>
    </style:style>
    <style:style style:name="P43" style:family="paragraph" style:parent-style-name="TituloDemostrativo" style:master-page-name="PortadaDemostrativos">
      <style:paragraph-properties style:page-number="auto"/>
      <style:text-properties officeooo:rsid="002644f1" officeooo:paragraph-rsid="002644f1"/>
    </style:style>
    <style:style style:name="P44" style:family="paragraph" style:parent-style-name="Nivel1" style:master-page-name="Pagina">
      <style:paragraph-properties style:page-number="auto"/>
      <style:text-properties officeooo:rsid="002644f1" officeooo:paragraph-rsid="002644f1"/>
    </style:style>
    <style:style style:name="P45" style:family="paragraph" style:parent-style-name="TablaContenidosDemostrativo" style:master-page-name="Pagina">
      <style:paragraph-properties style:page-number="auto"/>
    </style:style>
    <style:style style:name="P46" style:family="paragraph" style:parent-style-name="Textos" style:master-page-name="Pagina">
      <style:paragraph-properties style:page-number="auto"/>
    </style:style>
    <style:style style:name="P47" style:family="paragraph" style:parent-style-name="Textos">
      <style:text-properties officeooo:rsid="003a8c80" officeooo:paragraph-rsid="003a8c80"/>
    </style:style>
    <style:style style:name="P48" style:family="paragraph" style:parent-style-name="Textos">
      <style:text-properties officeooo:rsid="003b8567" officeooo:paragraph-rsid="003b8567"/>
    </style:style>
    <style:style style:name="P49" style:family="paragraph" style:parent-style-name="Textos">
      <style:text-properties officeooo:rsid="003b8567" officeooo:paragraph-rsid="003c6c8b"/>
    </style:style>
    <style:style style:name="T1" style:family="text">
      <style:text-properties fo:font-size="10pt" style:font-size-asian="8.75pt" style:font-size-complex="10pt"/>
    </style:style>
    <style:style style:name="T2" style:family="text">
      <style:text-properties officeooo:rsid="001c9624"/>
    </style:style>
    <style:style style:name="T3" style:family="text">
      <style:text-properties officeooo:rsid="0021e347"/>
    </style:style>
    <style:style style:name="T4" style:family="text">
      <style:text-properties officeooo:rsid="002644f1"/>
    </style:style>
    <style:style style:name="T5" style:family="text">
      <style:text-properties officeooo:rsid="002b0988"/>
    </style:style>
    <style:style style:name="T6" style:family="text">
      <style:text-properties officeooo:rsid="002ca1f8"/>
    </style:style>
    <style:style style:name="T7" style:family="text">
      <style:text-properties officeooo:rsid="002d90b8"/>
    </style:style>
    <style:style style:name="T8" style:family="text">
      <style:text-properties officeooo:rsid="00336df4"/>
    </style:style>
    <style:style style:name="T9" style:family="text">
      <style:text-properties officeooo:rsid="00356bf5"/>
    </style:style>
    <style:style style:name="T10" style:family="text">
      <style:text-properties officeooo:rsid="00375ec6"/>
    </style:style>
    <style:style style:name="T11" style:family="text">
      <style:text-properties officeooo:rsid="0038e75f"/>
    </style:style>
    <style:style style:name="T12" style:family="text">
      <style:text-properties officeooo:rsid="003c6c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eparación discos duros cluster</text:p>
      <text:p text:style-name="P4"/>
      <text:p text:style-name="SubtituloPortadaYDemostrativos">Tipo de documento: <text:span text:style-name="T3">interno</text:span></text:p>
      <text:p text:style-name="SubtituloPortadaYDemostrativos"><text:span text:style-name="T4">13</text:span>/<text:span text:style-name="T4">01</text:span>/<text:span text:style-name="T4">14</text:span></text:p>
      <text:p text:style-name="P2"/>
      <text:p text:style-name="P2"/>
      <table:table table:name="Tabla2" table:style-name="Tabla2">
        <table:table-column table:style-name="Tabla2.A"/>
        <table:table-column table:style-name="Tabla2.B"/>
        <table:table-row>
          <table:table-cell table:style-name="Tabla2.A1" office:value-type="string">
            <text:p text:style-name="P19">Identificador del documento:</text:p>
          </table:table-cell>
          <table:table-cell table:style-name="Tabla2.B1" office:value-type="string">
            <text:p text:style-name="P22">Conclusiones experimentos refrigeración líquida</text:p>
          </table:table-cell>
        </table:table-row>
        <table:table-row>
          <table:table-cell table:style-name="Tabla2.A2" office:value-type="string">
            <text:p text:style-name="P19">Fecha:</text:p>
          </table:table-cell>
          <table:table-cell table:style-name="Tabla2.B2" office:value-type="string">
            <text:p text:style-name="P21"><text:span text:style-name="T5">13/05</text:span>/2014</text:p>
          </table:table-cell>
        </table:table-row>
        <table:table-row>
          <table:table-cell table:style-name="Tabla2.A2" office:value-type="string">
            <text:p text:style-name="P20">Actividad:</text:p>
          </table:table-cell>
          <table:table-cell table:style-name="Tabla2.B2" office:value-type="string">
            <text:p text:style-name="CuerpoTabla"/>
          </table:table-cell>
        </table:table-row>
        <table:table-row>
          <table:table-cell table:style-name="Tabla2.A2" office:value-type="string">
            <text:p text:style-name="P20">Estado del documento:</text:p>
          </table:table-cell>
          <table:table-cell table:style-name="Tabla2.B2" office:value-type="string">
            <text:p text:style-name="P21">En proceso</text:p>
          </table:table-cell>
        </table:table-row>
        <table:table-row>
          <table:table-cell table:style-name="Tabla2.A2" office:value-type="string">
            <text:p text:style-name="P20">Enlace del documento:</text:p>
          </table:table-cell>
          <table:table-cell table:style-name="Tabla2.B2" office:value-type="string">
            <text:p text:style-name="CuerpoTabla"/>
          </table:table-cell>
        </table:table-row>
      </table:table>
      <text:p text:style-name="P2"/>
      <text:p text:style-name="P2"/>
      <text:p text:style-name="P46">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27"/>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A2" office:value-type="string">
            <text:p text:style-name="TituloColumnaTabla"/>
            <text:p text:style-name="TituloColumnaTabla">Autor</text:p>
            <text:p text:style-name="TituloColumnaTabla"/>
          </table:table-cell>
          <table:table-cell table:style-name="Tabla3.B2" office:value-type="string">
            <text:p text:style-name="P21">Silvia Carrera</text:p>
          </table:table-cell>
          <table:table-cell table:style-name="Tabla3.C2" office:value-type="string">
            <text:p text:style-name="P21">Universidade de Vigo</text:p>
          </table:table-cell>
          <table:table-cell table:style-name="Tabla3.D2" office:value-type="string">
            <text:p text:style-name="P21">13/0<text:span text:style-name="T5">5</text:span>/14</text:p>
          </table:table-cell>
          <table:table-cell table:style-name="Tabla3.E2" office:value-type="string">
            <text:p text:style-name="CuerpoTabla"/>
          </table:table-cell>
        </table:table-row>
        <table:table-row>
          <table:table-cell table:style-name="Tabla3.A3" office:value-type="string">
            <text:p text:style-name="TituloColumnaTabla"/>
            <text:p text:style-name="TituloColumnaTabla">Verificado por</text:p>
            <text:p text:style-name="TituloColumnaTabla"/>
          </table:table-cell>
          <table:table-cell table:style-name="Tabla3.B3" office:value-type="string">
            <text:p text:style-name="CuerpoTabla"/>
          </table:table-cell>
          <table:table-cell table:style-name="Tabla3.C3" office:value-type="string">
            <text:p text:style-name="CuerpoTabla"/>
          </table:table-cell>
          <table:table-cell table:style-name="Tabla3.D3" office:value-type="string">
            <text:p text:style-name="CuerpoTabla"/>
          </table:table-cell>
          <table:table-cell table:style-name="Tabla3.E3" office:value-type="string">
            <text:p text:style-name="CuerpoTabla"/>
          </table:table-cell>
        </table:table-row>
        <table:table-row>
          <table:table-cell table:style-name="Tabla3.A3" office:value-type="string">
            <text:p text:style-name="TituloColumnaTabla"/>
            <text:p text:style-name="TituloColumnaTabla">Revisado por</text:p>
            <text:p text:style-name="TituloColumnaTabla"/>
          </table:table-cell>
          <table:table-cell table:style-name="Tabla3.B4" office:value-type="string">
            <text:p text:style-name="CuerpoTabla"/>
          </table:table-cell>
          <table:table-cell table:style-name="Tabla3.C4" office:value-type="string">
            <text:p text:style-name="CuerpoTabla"/>
          </table:table-cell>
          <table:table-cell table:style-name="Tabla3.D4" office:value-type="string">
            <text:p text:style-name="CuerpoTabla"/>
          </table:table-cell>
          <table:table-cell table:style-name="Tabla3.E4" office:value-type="string">
            <text:p text:style-name="CuerpoTabla"/>
          </table:table-cell>
        </table:table-row>
        <table:table-row>
          <table:table-cell table:style-name="Tabla3.A3" office:value-type="string">
            <text:p text:style-name="TituloColumnaTabla"/>
            <text:p text:style-name="TituloColumnaTabla">Aprobado por</text:p>
            <text:p text:style-name="TituloColumnaTabla"/>
          </table:table-cell>
          <table:table-cell table:style-name="Tabla3.B5" office:value-type="string">
            <text:p text:style-name="CuerpoTabla"/>
          </table:table-cell>
          <table:table-cell table:style-name="Tabla3.C5" office:value-type="string">
            <text:p text:style-name="CuerpoTabla"/>
          </table:table-cell>
          <table:table-cell table:style-name="Tabla3.D5" office:value-type="string">
            <text:p text:style-name="CuerpoTabla"/>
          </table:table-cell>
          <table:table-cell table:style-name="Tabla3.E5" office:value-type="string">
            <text:p text:style-name="CuerpoTabla"/>
          </table:table-cell>
        </table:table-row>
      </table:table>
      <text:p text:style-name="P26"/>
      <text:p text:style-name="P26"/>
      <text:p text:style-name="P26"/>
      <text:p text:style-name="P26"/>
      <text:p text:style-name="P28"/>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P21">V0</text:p>
          </table:table-cell>
          <table:table-cell table:style-name="Tabla4.B2" office:value-type="string">
            <text:p text:style-name="P21">13/0<text:span text:style-name="T5">5</text:span>/14</text:p>
          </table:table-cell>
          <table:table-cell table:style-name="Tabla4.C2" office:value-type="string">
            <text:p text:style-name="P21">Redacción del documento</text:p>
          </table:table-cell>
          <table:table-cell table:style-name="Tabla4.D2" office:value-type="string">
            <text:p text:style-name="P21">Silvia Carrera</text:p>
          </table:table-cell>
        </table:table-row>
      </table:table>
      <text:p text:style-name="P26"/>
      <text:p text:style-name="P26"/>
      <text:p text:style-name="P28"/>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Ítem</text:p>
          </table:table-cell>
          <table:table-cell table:style-name="Tabla5.C1" office:value-type="string">
            <text:p text:style-name="TituloColumnaTabla">Motivo del cambio</text:p>
          </table:table-cell>
        </table:table-row>
        <table:table-row>
          <table:table-cell table:style-name="Tabla5.A2" office:value-type="string">
            <text:p text:style-name="P27"/>
          </table:table-cell>
          <table:table-cell table:style-name="Tabla5.B2" office:value-type="string">
            <text:p text:style-name="P27"/>
          </table:table-cell>
          <table:table-cell table:style-name="Tabla5.C2" office:value-type="string">
            <text:p text:style-name="P27"/>
          </table:table-cell>
        </table:table-row>
      </table:table>
      <text:p text:style-name="P28"/>
      <text:p text:style-name="P2"/>
      <text:p text:style-name="TituloDemostrativo"/>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45">Tabla de contenidos </text:p>
          </text:index-title>
          <text:p text:style-name="P37"><text:a xlink:type="simple" xlink:href="#__RefHeading__1803_1352885363" text:style-name="Index_20_Link" text:visited-style-name="Index_20_Link">1. Descripción de los experimentos realizados.<text:tab/>4</text:a></text:p>
          <text:p text:style-name="P37"><text:a xlink:type="simple" xlink:href="#__RefHeading__1228_670474540" text:style-name="Index_20_Link" text:visited-style-name="Index_20_Link">2. Resultado experimento procesadores Semprom.<text:tab/>5</text:a></text:p>
          <text:p text:style-name="P36"><text:a xlink:type="simple" xlink:href="#__RefHeading__547_831832534" text:style-name="Index_20_Link" text:visited-style-name="Index_20_Link">Ilustración 1: Resumen temperaturas experimentos con procesadores Semprom.<text:tab/>5</text:a></text:p>
          <text:p text:style-name="P37"><text:a xlink:type="simple" xlink:href="#__RefHeading__1230_670474540" text:style-name="Index_20_Link" text:visited-style-name="Index_20_Link">3. <text:s/>Resultado experimento procesadores Pentium 4.<text:tab/>6</text:a></text:p>
          <text:p text:style-name="P36"><text:a xlink:type="simple" xlink:href="#__RefHeading__549_831832534" text:style-name="Index_20_Link" text:visited-style-name="Index_20_Link">Ilustración 2: Resumen temperaturas experimentos con procesadores Pentium 4.<text:tab/>6</text:a></text:p>
          <text:p text:style-name="P37"><text:a xlink:type="simple" xlink:href="#__RefHeading__1240_670474540" text:style-name="Index_20_Link" text:visited-style-name="Index_20_Link">4. Comparativa experimento refrigeración líquida procesadores Semprom y procesadores Pentium 4.<text:tab/>7</text:a></text:p>
          <text:p text:style-name="P36"><text:a xlink:type="simple" xlink:href="#__RefHeading__551_831832534" text:style-name="Index_20_Link" text:visited-style-name="Index_20_Link">Ilustración 3: Comparativa temperaturas experimentos con procesadores Pentium 4 y procesadores Semprom.<text:tab/>7</text:a></text:p>
          <text:p text:style-name="P37"><text:a xlink:type="simple" xlink:href="#__RefHeading__1242_670474540" text:style-name="Index_20_Link" text:visited-style-name="Index_20_Link">5. Comparación experimento refrigeración líquida con procesadores pentium y depósito de 630cl y 35l:<text:tab/>8</text:a></text:p>
          <text:p text:style-name="P37"><text:a xlink:type="simple" xlink:href="#__RefHeading__1244_670474540" text:style-name="Index_20_Link" text:visited-style-name="Index_20_Link">6. Instalación de un compilador:<text:tab/>9</text:a></text:p>
          <text:p text:style-name="P37"><text:a xlink:type="simple" xlink:href="#__RefHeading__1246_670474540" text:style-name="Index_20_Link" text:visited-style-name="Index_20_Link">7. Verificación del funcionamento del script copiado a la máquina:<text:tab/>9</text:a></text:p>
          <text:p text:style-name="P37"><text:a xlink:type="simple" xlink:href="#__RefHeading__1248_670474540" text:style-name="Index_20_Link" text:visited-style-name="Index_20_Link">8. Finalización:<text:tab/>9</text:a></text:p>
        </text:index-body>
      </text:table-of-content>
      <text:p text:style-name="P23"/>
      <text:p text:style-name="P3"/>
      <text:p text:style-name="P1"/>
      <text:p text:style-name="P1"/>
      <text:p text:style-name="P1"/>
      <text:p text:style-name="P1"/>
      <text:p text:style-name="P44"><text:bookmark-start text:name="__RefHeading__1803_1352885363"/><text:span text:style-name="T2">1. Descripción de los experimentos realizados</text:span>.<text:bookmark-end text:name="__RefHeading__1803_1352885363"/></text:p>
      <text:p text:style-name="P10">Se han llevabo a cabo experimento con dos tipos distintos de procesadores: Semprom y Pentium IV.</text:p>
      <text:p text:style-name="P10">Se han realizado mismo experimentos para cada tipo de procesador, variando el circuito de refrigeración líquida utilizado. El número de placas utilizadas para cada experimento de refrigeración líquida ha sido de 2.</text:p>
      <text:p text:style-name="P10">Para cada uno de los procesadores se han realizado 5 tipos de experimento:</text:p>
      <text:p text:style-name="P10">V0.x: Experimento compuesto por bomba de impulsión, disipadores, depósito de 630 cl y radiador.</text:p>
      <text:p text:style-name="P10">V1.x: Experimento compuesto por bomba de impulsión, disipadores, depósito de 630 cl, radiador y ventiladores colocados en el radiador.</text:p>
      <text:p text:style-name="P10">V2.x: Experimento compuesto por bomba de impulsión, disipadores y radiador.</text:p>
      <text:p text:style-name="P10">V3.x: Experimento compuesto por bomba de impulsión, disipadores, radiador y ventiladores colocados en el radiador.</text:p>
      <text:p text:style-name="P10">V4.x: Experimento compuesto por bomba de impulsión, disipadores y depósito de 630 cl.</text:p>
      <text:p text:style-name="P10">Además, se han realizado dos experimentos más con los procesadores Semprom:</text:p>
      <text:p text:style-name="P10">V5: Experimento compuesto por bomba de impulsión, disipadores, depósito de 35 litros y radiador.</text:p>
      <text:p text:style-name="P10">V6: Experimento compuesto por bomba de impulsión, disipadores, depósito de 35, radiador y ventiladores colocados en el radiador.</text:p>
      <text:p text:style-name="P11"><text:span text:style-name="T5">En todos los experimentos realizados se han arrancado los equipos y lanzado scripts de cálculo del número PI para lograr una ocupación del 100% de la CPU. Además, y para tomar los datos como referencia, se ha realizado el mismo proceso en un PC igual, con refrigeración mediante los tradicionales ventiladores de aire.</text:span></text:p>
      <text:p text:style-name="P16"><text:soft-page-break/><text:span text:style-name="T8">Tanto el proceso de montaje del experimento como la descripción de cada uno de los experimentos, así como el análisis de los datos obtenidos, se explican en un documento disponible en el siguiente enlace:</text:span></text:p>
      <text:p text:style-name="P17">https://github.com/robertord/Ecoraee/blob/master/VersionesDocActividades/T2.0.1.3_ExpMedicionTemperaturas/T2.0.1.3_ExpMedicionTemperaturas.pdf</text:p>
      <text:p text:style-name="P25"><text:bookmark-start text:name="__RefHeading__1228_670474540"/>2. <text:span text:style-name="T6">Resultado experimento procesadores Semprom</text:span>.<text:bookmark-end text:name="__RefHeading__1228_670474540"/></text:p>
      <text:p text:style-name="P42"><draw:frame draw:style-name="fr3" draw:name="Object1" text:anchor-type="paragraph" svg:x="-0.175cm" svg:y="-0.044cm" svg:width="17.35cm" svg:height="9.474cm" draw:z-index="27"><draw:object xlink:href="./Object 1" xlink:type="simple" xlink:show="embed" xlink:actuate="onLoad"/><draw:image xlink:href="./ObjectReplacements/Object 1" xlink:type="simple" xlink:show="embed" xlink:actuate="onLoad"/></draw:frame><text:bookmark-start text:name="__RefHeading__547_831832534"/>Ilustración 1: Resumen temperaturas experimentos con procesadores Semprom.<text:bookmark-end text:name="__RefHeading__547_831832534"/></text:p>
      <text:p text:style-name="Textos"/>
      <text:p text:style-name="P12">En esta gráfica se representan los valores medios de temperatura en cada uno de los experimentos realizados con procesadores Semprom, así como la mediana y la desviación típica correspondientes a cada uno de dichos experimentos.</text:p>
      <text:p text:style-name="P17">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text:p>
      <text:p text:style-name="P12"/>
      <text:p text:style-name="P33"><text:span text:style-name="T9">Las conclusiones respecto a estos datos se pueden consultar en el presente documento, en la sección </text:span><text:a xlink:type="simple" xlink:href="#ConclusionesSemprom"><text:span text:style-name="T9">6.1. Conclusiones sobre los experimentos realizados con los procesadores Semprom</text:span></text:a><text:span text:style-name="T9">.</text:span></text:p>
      <text:p text:style-name="P16"><text:span text:style-name="T8">Los datos extraídos de los experimentos se pueden consultar en el siguiente enlace:</text:span></text:p>
      <text:p text:style-name="P17"><text:a xlink:type="simple" xlink:href="https://github.com/robertord/Ecoraee/blob/master/VersionesDocActividades/T2.0.1.3_ExpMedicionTemperaturas/Experimentos%20Semprom/T2.0.1.3_ResultadosExperimentos.ods">https://github.com/robertord/Ecoraee/blob/master/VersionesDocActividades/T2.0.1.3_ExpMedicionTemperaturas/Experimentos%20Semprom/T2.0.1.3_ResultadosExperimentos.ods</text:a></text:p>
      <text:p text:style-name="P15"/>
      <text:p text:style-name="P30"><text:bookmark-start text:name="__RefHeading__1230_670474540"/>3. <text:s/><text:span text:style-name="T6">Resultado experimento procesadores Pentium 4.</text:span><text:bookmark-end text:name="__RefHeading__1230_670474540"/></text:p>
      <text:p text:style-name="P24"><draw:frame draw:style-name="fr3" draw:name="Object2" text:anchor-type="paragraph" svg:x="-0.016cm" svg:y="-0.473cm" svg:width="17.35cm" svg:height="9.474cm" draw:z-index="28"><draw:object xlink:href="./Object 2" xlink:type="simple" xlink:show="embed" xlink:actuate="onLoad"/><draw:image xlink:href="./ObjectReplacements/Object 2" xlink:type="simple" xlink:show="embed" xlink:actuate="onLoad"/></draw:frame></text:p>
      <text:p text:style-name="P38"><text:bookmark-start text:name="__RefHeading__549_831832534"/>Ilustración 2: Resumen temperaturas experimentos con procesadores Pentium 4.<text:bookmark-end text:name="__RefHeading__549_831832534"/></text:p>
      <text:p text:style-name="P40"/>
      <text:p text:style-name="P13">En esta gráfica se representan los valores medios de temperatura en cada uno de los experimentos realizados con procesadores <text:span text:style-name="T10">Pentium 4</text:span>, así como la mediana y la desviación típica correspondientes a cada uno de dichos experimentos.</text:p>
      <text:p text:style-name="P17">La media es el dato que usaremos como representativo por ser la desviación típica muy pequeña. Como se puede apreciar, respecto a este dato, no hay una gran diferencia entre las temperaturas medias registradas en cada uno de los experimentos, aunque la composición de los mismo difiera significativamente. Cabe destacar, así mismo, que la mayor diferencia está respecto al experimento realizado en condiciones habituales de funcionamiento de un PC, es decir, dentro de la caja y con refrigeración basada en un sistema de ventiladores.</text:p>
      <text:p text:style-name="P7"><text:span text:style-name="T8">Los datos extraídos de los experimentos se pueden consultar en el siguiente enlace:</text:span></text:p>
      <text:p text:style-name="P7"><text:a xlink:type="simple" xlink:href="https://github.com/robertord/Ecoraee/blob/master/VersionesDocActividades/T2.0.1.3_ExpMedicionTemperaturas/Experimentos%20Pentium%20IV/T2.0.1.3_ResultadosExperimentos.ods"><text:span text:style-name="T10">https://github.com/robertord/Ecoraee/blob/master/VersionesDocActividades/T2.0.1.3_ExpMedicionTemperaturas/Experimentos%20Pentium%20IV/T2.0.1.3_ResultadosExperimentos.ods</text:span></text:a></text:p>
      <text:p text:style-name="P34"><text:span text:style-name="T9">Las conclusiones respecto a estos datos se pueden consultar en el presente documento, en la sección </text:span><text:a xlink:type="simple" xlink:href="#ConclusionesP4"><text:span text:style-name="T9">6.2. Conclusiones sobre los experimentos realizados con los procesadores Pentium 4.</text:span></text:a></text:p>
      <text:p text:style-name="P31"><text:bookmark-start text:name="__RefHeading__1240_670474540"/>4. <text:span text:style-name="T6">Comparativa experimento refrigeración líquida procesadores Semprom y procesadores Pentium 4</text:span>.<text:bookmark-end text:name="__RefHeading__1240_670474540"/></text:p>
      <text:p text:style-name="PieTablaIlustraciones"><draw:frame draw:style-name="fr3" draw:name="Object3" text:anchor-type="paragraph" svg:x="0.342cm" svg:y="-0.653cm" svg:width="16cm" svg:height="8.987cm" draw:z-index="29"><draw:object xlink:href="./Object 3" xlink:type="simple" xlink:show="embed" xlink:actuate="onLoad"/><draw:image xlink:href="./ObjectReplacements/Object 3" xlink:type="simple" xlink:show="embed" xlink:actuate="onLoad"/></draw:frame><text:bookmark-start text:name="__RefHeading__551_831832534"/><text:span text:style-name="T7">Ilustración 3: Comparativa temperaturas experimentos con procesadores Pentium 4 y procesadores Semprom.</text:span><text:bookmark-end text:name="__RefHeading__551_831832534"/></text:p>
      <text:p text:style-name="P6"/>
      <text:p text:style-name="P17">En la presente gráfica se representan los valores medios de temperatura registrados en cada uno de los experimentos, dónde los datos de color azul se corresponden con los procesadores Semprom, mientras que los de color naranja corresponden a los procesadores Pentium 4.</text:p>
      <text:p text:style-name="P17">Como se puede apreciar, los procesadores Pentium 4 alcanzan mayor temperatura en todos los experimentos que los procesadores Sempron, siendo esta diferencia más marcada en el experimento realizado con los tradicionales sistemas de refrigeración basados en ventiladores que hacen circular el aire dentro de una caja.</text:p>
      <text:p text:style-name="P7"><text:span text:style-name="T8">Los datos extraídos de los experimentos se pueden consultar en el siguiente enlace:</text:span></text:p>
      <text:p text:style-name="P8"><text:a xlink:type="simple" xlink:href="https://github.com/robertord/Ecoraee/blob/master/VersionesDocActividades/T2.0.1.3_ExpMedicionTemperaturas/T2.0.1.3_ComparativaExperimentos.ods"><text:span text:style-name="T11">https://github.com/robertord/Ecoraee/blob/master/VersionesDocActividades/T2.0.1.3_ExpMedicionTemperaturas/T2.0.1.3_ComparativaExperimentos.ods</text:span></text:a></text:p>
      <text:p text:style-name="P8"><text:span text:style-name="T9">Las conclusiones respecto a estos datos se pueden consultar en el presente documento, en la sección </text:span><text:a xlink:type="simple" xlink:href="#ComparativaSempromP4"><text:span text:style-name="T9">6.3. Co</text:span></text:a><text:a xlink:type="simple" xlink:href="#ComparativaSempromP4"><text:span text:style-name="T9">n</text:span></text:a><text:a xlink:type="simple" xlink:href="#ComparativaSempromP4"><text:span text:style-name="T9">clusiones sobre los experimentos realizados con los procesadores Semprom en relación a los experimentos realizados con los procesadores Pentium 4.</text:span></text:a></text:p>
      <text:p text:style-name="P32"><text:bookmark-start text:name="__RefHeading__1242_670474540"/>5. <text:span text:style-name="T7">Comparación experimento refrigeración líquida con procesadores pentium y depósito de 630cl y 35l</text:span>:<text:bookmark-end text:name="__RefHeading__1242_670474540"/></text:p>
      <text:p text:style-name="P39"><draw:frame draw:style-name="fr3" draw:name="Object4" text:anchor-type="paragraph" svg:x="0.372cm" svg:y="-0.6cm" svg:width="15.993cm" svg:height="8.987cm" draw:z-index="30"><draw:object xlink:href="./Object 4" xlink:type="simple" xlink:show="embed" xlink:actuate="onLoad"/><draw:image xlink:href="./ObjectReplacements/Object 4" xlink:type="simple" xlink:show="embed" xlink:actuate="onLoad"/></draw:frame>Ilustración 4: Comparativa experimentos con procesadores Semprom de 0.6l y 35l.</text:p>
      <text:p text:style-name="P6"/>
      <text:p text:style-name="P14"><text:span text:style-name="T10">En la presente gráfica se representan los valores medios de temperatura registrados en cada uno de los experimentos realizados para depósitos de 0,63l y 35l, contando ambos con el mismo circuito de refrigeración, salvo la ya citada diferencia.</text:span></text:p>
      <text:p text:style-name="P14"><text:span text:style-name="T10">Como se puede apreciar, la temperatura desciende considerablemente al aumentar el tamaño del depósito, aunque esta diferencia sea más notable cuando no se colocan ventiladores en el radiador.</text:span></text:p>
      <text:p text:style-name="P9"><text:span text:style-name="T8">Los datos extraídos de los experimentos se pueden consultar en el siguiente enlace:</text:span></text:p>
      <text:p text:style-name="P18"><text:a xlink:type="simple" xlink:href="https://github.com/robertord/Ecoraee/blob/master/VersionesDocActividades/T2.0.1.3_ExpMedicionTemperaturas/Experimentos%20Semprom/T2.0.1.3_ResultadosExperimentos.ods">https://github.com/robertord/Ecoraee/blob/master/VersionesDocActividades/T2.0.1.3_ExpMedicionTemperaturas/Experimentos%20Semprom/T2.0.1.3_ResultadosExperimentos.ods</text:a></text:p>
      <text:p text:style-name="P9"><text:span text:style-name="T9">Las conclusiones respecto a estos datos se pueden consultar en el presente documento, en la sección </text:span><text:a xlink:type="simple" xlink:href="#TamañoDeposito"><text:span text:style-name="T9">6.4. Conclusiones sobre el tamaño del depósito de agua.</text:span></text:a></text:p>
      <text:p text:style-name="P29"><text:bookmark-start text:name="__RefHeading__1244_670474540"/>6. <text:span text:style-name="T8">Conclusiones</text:span>:<text:bookmark-end text:name="__RefHeading__1244_670474540"/></text:p>
      <text:p text:style-name="P41"><text:bookmark text:name="ConclusionesSemprom"/>6.1. Conclusiones sobre los experimentos realizados con los procesadores Semprom.</text:p>
      <text:p text:style-name="P47">Lo primero que podemos afirmar teniendo en cuenta los datos extraídos de la realización de esta serie de experimentos es que la única que forma en la que conseguimos bajar la temperatura de la CPU con respecto a los tradicionales sistemas de refrigeración con ventiladores de aire es utilizando un sistema de refrigeración completo, es decir, formado por disipadores para las CPU, depósito, radiador, ventiladores colocados en el radiador y bomba de impulsión.</text:p>
      <text:p text:style-name="P47">De todos modos, el decremento que conseguimos en la temperatura media de las CPU es tan sólo de medio grado con respecto al sistema tradicional. Esto, sumado al alto coste de los sistemas de refrigeración líquida y a la baja posibilidad de reutilización de los mismos, ya que en el momento en que cambiemos la CPU tendremos que cambiar los disipadores de la misma, siendo éstos uno de los elementos más caros, nos hace llegar a la conclusión de que el sistema no es económicamente rentable.</text:p>
      <text:p text:style-name="P47">En el resto de experimentos realizados con las ya explicadas variaciones en el circuito de refrigeración líquida la temperatura media de la CPU trabajando al 100% siempre supera a la medida obtenida para el sistema tradicional de refrigeración.</text:p>
      <text:p text:style-name="P47">Por otra parte, según datos del fabricante, la temperatura recomendada para que trabajen de forma adecuada estos procesadores estaría comprendida entre 0°C – 85°C. Como en ninguno de nuestros experimentos, la mayor temperatura media que hemos alcanzada ha sido en el experimento V4 con 42,96°C, hemos superado esa temperatura máxima recomendada, podemos concluir que cualquiera de los sistemas de refrigeración empleados es adecuado para este tipo de procesadores.</text:p>
      <text:p text:style-name="P47"/>
      <text:p text:style-name="P41"/>
      <text:p text:style-name="P35"><text:bookmark text:name="ConclusionesP4"/>6.2. Conclusiones sobre los experimentos realizados con los procesadores Pentium 4.</text:p>
      <text:p text:style-name="P47">Lo primero a destacar sobre esta colección de experimentos es que los resultados obtenidos chocan contra todas las suposiciones que habíamos hecho antes de la realización de los mismos.</text:p>
      <text:p text:style-name="P47">Suponíamos que el caso en el que obtendríamos una menor temperatura media de las CPU's serían en el experimento compuesto por radiador, ventiladores en el radiador, disipadores en la CPU y depósito, pero la realidad es que la temperatura media más baja se obtiene en el experimento V0 (sistema de refrigeración compuesto por depósito, radiador y disipadores en la CPU), con 49,74°C de media, seguido muy de cerca por el experimento V3 (sistema de refrigeración compuesto por radiador, ventiladores en el radiador y disipadores en la CPU), con 49,80°C.</text:p>
      <text:p text:style-name="P47">Este hecho nos hace pensar que la cantidad de agua que introduzcamos en el circuito no es especialmente significativa, ya que con una diferencia de 0,63l de agua, la temperatura solo varía 0,06°C. Si tenemos en cuenta el experimento V1, con temperatura media de 51,21°C y compuesto por depósito, radiador, ventiladores en el radiador y disipadores en la CPU, la temperatura media con respecto al experimento V3 es de 1,59°C menos para el experimento V3, lo que apoya aún más esta teoría, ya que en las mismas condiciones y con 0,63l menos de agua circulando, conseguimos una temperatura más baja.</text:p>
      <text:p text:style-name="P47">Por otra parte, con respecto a los tradicionales sistemas de refrigeración mediante ventiladores de aire, logramos bajar la temperatura en todos los experimentos de refrigeración líquida realizados con estos procesadores, por lo que podemos concluir que en este caso el sistema de refrigeración líquida es más eficiente que el sistema tradicional, obteniendo unas diferencias de temperatura que oscilan entre los 13,47°C y los 11,21°C. De todos modos, cabe señalar que los sistemas de refrigeración liquida siguen siendo muy caros y poco reutilizables por lo ya explicado anteriormente.</text:p>
      <text:p text:style-name="P48">Según datos del fabricante, la temperatura recomendada para el correcto funcionamiento de estos procesadores oscila entre 5°C – 70°C. Esta temperatura no ha sido superada en ninguno de los experimentos realizados, por lo que podemos concluir que cualquiera de los sistemas de refrigeración utilizados es adecuado para este tipo de procesadores.</text:p>
      <text:p text:style-name="P35"><text:bookmark text:name="ComparativaSempromP4"/>6.3. Co<text:span text:style-name="T11">n</text:span>clusiones sobre los experimentos realizados con los procesadores Semprom en relación a los experimentos realizados con los procesadores Pentium 4.</text:p>
      <text:p text:style-name="P49">La primera conclusión a la que llegamos, y la más obvia, es que en cualquiera de los experimentos realizados con los procesadores Sempron, la temperatura media alcanzada siempre es inferior a su homónimo realizado con procesadores Pentium 4. <text:span text:style-name="T12">Otro dato a resaltar sobre la refrigeración líquida es el uso de radiador en ambos experimentos es vital para mejorar la refrigeración y a ser posible ventiladores para un óptimo rendimiento.</text:span>Esta observación concuerda con nuestras hipótesis iniciales por consumir más energía los procesadores Pentium IV.</text:p>
      <text:p text:style-name="P48">La diferencia más significativa entre las temperaturas medias alcanzadas la encontramos en los experimentos V3.x, ya que es de 6.84°C de media.</text:p>
      <text:p text:style-name="P35"><text:bookmark text:name="TamañoDeposito"/>6.4. Conclusiones sobre el tamaño del depósito de agua.</text:p>
      <text:p text:style-name="P48">Después de realizar los mismos experimentos con los procesadores Semprom y multiplicando la cantidad de agua utilizada en circuito por aproximadamente 36 unidades, llegamos a lo conclusión, de que la cantidad de agua utilizada en circuito sí es relevante, ya que tenemos una diferencia de temperatura de 6,83°C en el mejor de los casos (depósito, disipadores y radiador), coincidiendo este conclusión con las hipótesis iniciales.</text:p>
      <text:p text:style-name="P48">En el otro experimento comparativo llevado a cabo en este fase (circuito formado por depósito, radiador, ventiladores en el radiador, y disipadores) la diferencia de temperatura obtenida no es tan alta, sólo 0,62°C.</text:p>
      <text:p text:style-name="P48">Después de observar el sistema de refrigeración liquida en ambos casos llegamos a la conclusión de que esto es debido a que la cantidad de agua utilizada conseguía bajar la temperatura lo suficiente como para que los ventiladores a penas tuvieran que girar, ya que en el experimento realizado con el depósito de 0.63l éstos giraban muy deprisa (todo lo que la alimentación de la placa era capaz de hacerles girar), mientras que en el otro caso los ventiladores giraban pero a ritmo mucho más lent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Bitstream Charter" svg:font-family="'Bitstream Charter'" style:font-adornments="Normal" style:font-family-generic="roman"/>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style:font-name="Tahoma" fo:font-family="Tahoma" style:font-style-name="Normal" style:font-family-generic="swiss" style:font-pitch="variable"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style:font-name="Tahoma" fo:font-family="Tahoma" style:font-style-name="Normal" style:font-family-generic="swiss" style:font-pitch="variable"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ítulo_20_tabla" style:display-name="Título tabla" style:family="paragraph" style:parent-style-name="Standard" style:master-page-name="">
      <style:paragraph-properties fo:margin-top="0.3cm" fo:margin-bottom="0cm" style:contextual-spacing="false" fo:text-align="center" style:justify-single-word="false" style:page-number="auto"/>
      <style:text-properties style:font-name="Bitstream Charter" fo:font-family="'Bitstream Charter'" style:font-style-name="Normal" style:font-family-generic="roman" style:font-size-asian="10.5pt"/>
    </style:style>
    <style:style style:name="Tablas" style:family="paragraph" style:parent-style-name="Standard" style:master-page-name="">
      <style:paragraph-properties fo:text-align="justify" style:justify-single-word="false" style:page-number="auto"/>
      <style:text-properties style:font-name="Bitstream Charter" fo:font-family="'Bitstream Charter'" style:font-style-name="Normal" style:font-family-generic="roman"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8.75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13"><draw:image xlink:href="Pictures/100002010000016300000050DAFB9A08.png" xlink:type="simple" xlink:show="embed" xlink:actuate="onLoad"/></draw:frame><text:tab/><text:tab/><text:tab/><text:tab/><text:tab/><text:tab/><text:tab/><text:tab/><text:tab/><text:tab/><text:tab/><text:tab/><text:tab/><text:page-number text:select-page="current">14</text:page-number></text:p>
      </style:header>
      <style:footer>
        <text:p text:style-name="Footer"><draw:frame draw:style-name="Mfr2" draw:name="gráficos1" text:anchor-type="paragraph" svg:width="17cm" svg:height="4.05cm" draw:z-index="26"><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style:master-page style:name="PrimeraPagina" style:page-layout-name="Mpm5">
      <style:footer>
        <text:p text:style-name="Footer"><text:tab/><text:tab/><text:span text:style-name="MT1"><text:page-number text:select-page="current"/></text:span><text:span text:style-name="MT1"> /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4T19:57:51.805707717</dc:date>
    <meta:editing-duration>PT1H32M43S</meta:editing-duration>
    <meta:editing-cycles>27</meta:editing-cycles>
    <meta:generator>LibreOffice/4.1.3.2$Linux_X86_64 LibreOffice_project/410m0$Build-2</meta:generator>
    <dc:creator>Manuel </dc:creator>
    <meta:document-statistic meta:table-count="4" meta:image-count="3" meta:object-count="4" meta:page-count="14" meta:paragraph-count="113" meta:word-count="2013" meta:character-count="14019" meta:non-whitespace-character-count="12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6cm" svg:y="0.325cm" chart:style-name="ch2">
          <text:p>Temperatura</text:p>
        </chart:title>
        <chart:legend chart:legend-position="end" svg:x="13.789cm" svg:y="3.192cm" style:legend-expansion="high" chart:style-name="ch3"/>
        <chart:plot-area chart:style-name="ch4" chart:data-source-has-labels="both" svg:x="0.796cm" svg:y="1.697cm" svg:width="12.301cm" svg:height="7.167cm">
          <chartooo:coordinate-region svg:x="1.417cm" svg:y="1.896cm" svg:width="11.68cm" svg:height="6.321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6.9469118667592">
                <text:p>46.9469118667592</text:p>
              </table:table-cell>
              <table:table-cell office:value-type="float" office:value="41.6200555170021">
                <text:p>41.6200555170021</text:p>
              </table:table-cell>
              <table:table-cell office:value-type="float" office:value="48.116932685635">
                <text:p>48.116932685635</text:p>
              </table:table-cell>
              <table:table-cell office:value-type="float" office:value="42.9628730048577">
                <text:p>42.9628730048577</text:p>
              </table:table-cell>
              <table:table-cell office:value-type="float" office:value="49.6727966689799">
                <text:p>49.6727966689799</text:p>
              </table:table-cell>
              <table:table-cell office:value-type="float" office:value="42.1047883414296">
                <text:p>42.1047883414296</text:p>
              </table:table-cell>
            </table:table-row>
            <table:table-row>
              <table:table-cell office:value-type="string">
                <text:p>Mediana </text:p>
              </table:table-cell>
              <table:table-cell office:value-type="float" office:value="47">
                <text:p>47</text:p>
              </table:table-cell>
              <table:table-cell office:value-type="float" office:value="41.5">
                <text:p>41.5</text:p>
              </table:table-cell>
              <table:table-cell office:value-type="float" office:value="48">
                <text:p>48</text:p>
              </table:table-cell>
              <table:table-cell office:value-type="float" office:value="43">
                <text:p>43</text:p>
              </table:table-cell>
              <table:table-cell office:value-type="float" office:value="50">
                <text:p>50</text:p>
              </table:table-cell>
              <table:table-cell office:value-type="float" office:value="42">
                <text:p>42</text:p>
              </table:table-cell>
            </table:table-row>
            <table:table-row>
              <table:table-cell office:value-type="string">
                <text:p>Desviación típica</text:p>
              </table:table-cell>
              <table:table-cell office:value-type="float" office:value="1.13580880317333">
                <text:p>1.13580880317333</text:p>
              </table:table-cell>
              <table:table-cell office:value-type="float" office:value="0.812331348119683">
                <text:p>0.812331348119683</text:p>
              </table:table-cell>
              <table:table-cell office:value-type="float" office:value="1.31261159379309">
                <text:p>1.31261159379309</text:p>
              </table:table-cell>
              <table:table-cell office:value-type="float" office:value="0.898402790202907">
                <text:p>0.898402790202907</text:p>
              </table:table-cell>
              <table:table-cell office:value-type="float" office:value="1.7322459789373">
                <text:p>1.7322459789373</text:p>
              </table:table-cell>
              <table:table-cell office:value-type="float" office:value="0.901070721282667">
                <text:p>0.90107072128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579d1c"/>
      <style:text-properties fo:font-size="10pt" style:font-size-asian="10pt" style:font-size-complex="10pt"/>
    </style:style>
    <style:style style:name="ch10" style:family="chart" style:data-style-name="N0">
      <style:chart-properties chart:link-data-style-to-source="false"/>
      <style:graphic-properties draw:stroke="none" draw:fill-color="#83caff"/>
      <style:text-properties fo:font-size="10pt" style:font-size-asian="10pt" style:font-size-complex="10pt"/>
    </style:style>
    <style:style style:name="ch11" style:family="chart" style:data-style-name="N0">
      <style:chart-properties chart:link-data-style-to-source="false"/>
      <style:graphic-properties draw:stroke="none" draw:fill-color="#aecf00"/>
      <style:text-properties fo:font-size="10pt" style:font-size-asian="10pt" style:font-size-complex="10pt"/>
    </style:style>
    <style:style style:name="ch12" style:family="chart" style:data-style-name="N0">
      <style:chart-properties chart:link-data-style-to-source="false"/>
      <style:graphic-properties draw:stroke="none" draw:fill-color="#ff950e"/>
      <style:text-properties fo:font-size="10pt" style:font-size-asian="10pt" style:font-size-complex="10pt"/>
    </style:style>
    <style:style style:name="ch13" style:family="chart" style:data-style-name="N0">
      <style:chart-properties chart:link-data-style-to-source="false"/>
      <style:graphic-properties draw:stroke="none" draw:fill-color="#0084d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7.349cm" svg:height="9.473cm" xlink:href="." xlink:type="simple" chart:class="chart:bar" chart:style-name="ch1">
        <chart:title svg:x="7.36cm" svg:y="0.325cm" chart:style-name="ch2">
          <text:p>Temperatura</text:p>
        </chart:title>
        <chart:legend chart:legend-position="end" svg:x="13.789cm" svg:y="3.192cm" style:legend-expansion="high" chart:style-name="ch3"/>
        <chart:plot-area chart:style-name="ch4" chart:data-source-has-labels="both" svg:x="0.796cm" svg:y="1.697cm" svg:width="12.301cm" svg:height="7.167cm">
          <chartooo:coordinate-region svg:x="1.417cm" svg:y="1.897cm" svg:width="11.68cm" svg:height="6.32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V0 Temperatura</text:p>
                <text:list>
                  <text:list-item>
                    <text:p>V0</text:p>
                  </text:list-item>
                  <text:list-item>
                    <text:p>Temperatura</text:p>
                  </text:list-item>
                </text:list>
              </table:table-cell>
              <table:table-cell office:value-type="string">
                <text:p>V1 Temperatura</text:p>
                <text:list>
                  <text:list-item>
                    <text:p>V1</text:p>
                  </text:list-item>
                  <text:list-item>
                    <text:p>Temperatura</text:p>
                  </text:list-item>
                </text:list>
              </table:table-cell>
              <table:table-cell office:value-type="string">
                <text:p>V2 Temperatura</text:p>
                <text:list>
                  <text:list-item>
                    <text:p>V2</text:p>
                  </text:list-item>
                  <text:list-item>
                    <text:p>Temperatura</text:p>
                  </text:list-item>
                </text:list>
              </table:table-cell>
              <table:table-cell office:value-type="string">
                <text:p>V3 Temperatura</text:p>
                <text:list>
                  <text:list-item>
                    <text:p>V3</text:p>
                  </text:list-item>
                  <text:list-item>
                    <text:p>Temperatura</text:p>
                  </text:list-item>
                </text:list>
              </table:table-cell>
              <table:table-cell office:value-type="string">
                <text:p>V4 Temperatura</text:p>
                <text:list>
                  <text:list-item>
                    <text:p>V4</text:p>
                  </text:list-item>
                  <text:list-item>
                    <text:p>Temperatura</text:p>
                  </text:list-item>
                </text:list>
              </table:table-cell>
              <table:table-cell office:value-type="string">
                <text:p>AIRE Temperatura</text:p>
                <text:list>
                  <text:list-item>
                    <text:p>AIRE</text:p>
                  </text:list-item>
                  <text:list-item>
                    <text:p>Temperatura</text:p>
                  </text:list-item>
                </text:list>
              </table:table-cell>
            </table:table-row>
          </table:table-header-rows>
          <table:table-rows>
            <table:table-row>
              <table:table-cell office:value-type="string">
                <text:p>Media</text:p>
              </table:table-cell>
              <table:table-cell office:value-type="float" office:value="49.7368147120056">
                <text:p>49.7368147120056</text:p>
              </table:table-cell>
              <table:table-cell office:value-type="float" office:value="51.205759888966">
                <text:p>51.205759888966</text:p>
              </table:table-cell>
              <table:table-cell office:value-type="float" office:value="51.9758848022207">
                <text:p>51.9758848022207</text:p>
              </table:table-cell>
              <table:table-cell office:value-type="float" office:value="49.8003122831367">
                <text:p>49.8003122831367</text:p>
              </table:table-cell>
              <table:table-cell office:value-type="float" office:value="51.9998265093685">
                <text:p>51.9998265093685</text:p>
              </table:table-cell>
              <table:table-cell office:value-type="float" office:value="63.2147814018043">
                <text:p>63.2147814018043</text:p>
              </table:table-cell>
            </table:table-row>
            <table:table-row>
              <table:table-cell office:value-type="string">
                <text:p>Mediana </text:p>
              </table:table-cell>
              <table:table-cell office:value-type="float" office:value="50">
                <text:p>50</text:p>
              </table:table-cell>
              <table:table-cell office:value-type="float" office:value="51.25">
                <text:p>51.25</text:p>
              </table:table-cell>
              <table:table-cell office:value-type="float" office:value="52">
                <text:p>52</text:p>
              </table:table-cell>
              <table:table-cell office:value-type="float" office:value="50">
                <text:p>50</text:p>
              </table:table-cell>
              <table:table-cell office:value-type="float" office:value="52">
                <text:p>52</text:p>
              </table:table-cell>
              <table:table-cell office:value-type="float" office:value="63">
                <text:p>63</text:p>
              </table:table-cell>
            </table:table-row>
            <table:table-row>
              <table:table-cell office:value-type="string">
                <text:p>Desviación típica</text:p>
              </table:table-cell>
              <table:table-cell office:value-type="float" office:value="0.685476557428041">
                <text:p>0.685476557428041</text:p>
              </table:table-cell>
              <table:table-cell office:value-type="float" office:value="0.969765934288603">
                <text:p>0.969765934288603</text:p>
              </table:table-cell>
              <table:table-cell office:value-type="float" office:value="0.66306291435046">
                <text:p>0.66306291435046</text:p>
              </table:table-cell>
              <table:table-cell office:value-type="float" office:value="0.769188497104697">
                <text:p>0.769188497104697</text:p>
              </table:table-cell>
              <table:table-cell office:value-type="float" office:value="0.4388372077207">
                <text:p>0.4388372077207</text:p>
              </table:table-cell>
              <table:table-cell office:value-type="float" office:value="0.449749279029106">
                <text:p>0.44974927902910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86cm" xlink:href="." xlink:type="simple" chart:class="chart:bar" chart:style-name="ch1">
        <chart:title svg:x="5.839cm" svg:y="0.315cm" chart:style-name="ch2">
          <text:p>Sempro vs. Petium 4</text:p>
        </chart:title>
        <chart:legend chart:legend-position="end" svg:x="15.059cm" svg:y="3.945cm" style:legend-expansion="high" chart:style-name="ch3"/>
        <chart:plot-area chart:style-name="ch4" chart:data-source-has-labels="both" svg:x="1.33cm" svg:y="1.657cm" svg:width="13.091cm" svg:height="6.169cm">
          <chartooo:coordinate-region svg:x="1.951cm" svg:y="1.856cm" svg:width="12.47cm" svg:height="5.323cm"/>
          <chart:axis chart:dimension="x" chart:name="primary-x" chart:style-name="ch5" chartooo:axis-type="text">
            <chart:title svg:x="6.72cm" svg:y="8.005cm" chart:style-name="ch6">
              <text:p>Experimento -1</text:p>
            </chart:title>
            <chart:categories table:cell-range-address="local-table.$B$1:.$D$1"/>
            <chart:grid chart:style-name="ch7" chart:class="major"/>
          </chart:axis>
          <chart:axis chart:dimension="y" chart:name="primary-y" chart:style-name="ch8">
            <chart:title svg:x="0.451cm" svg:y="5.698cm" chart:style-name="ch9">
              <text:p>Temperatura</text:p>
            </chart:title>
            <chart:grid chart:style-name="ch7" chart:class="major"/>
          </chart:axis>
          <chart:series chart:style-name="ch10" chart:values-cell-range-address="local-table.$B$2:.$D$2" chart:label-cell-address="local-table.$A$2" chart:class="chart:bar">
            <chart:data-point chart:repeated="3"/>
          </chart:series>
          <chart:series chart:style-name="ch11" chart:values-cell-range-address="local-table.$B$3:.$D$3" chart:label-cell-address="local-table.$A$3"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dia Semprom</text:p>
              </table:table-cell>
              <table:table-cell office:value-type="string">
                <text:p>Media Pentium IV</text:p>
              </table:table-cell>
              <table:table-cell office:value-type="string">
                <text:p/>
              </table:table-cell>
            </table:table-row>
          </table:table-header-rows>
          <table:table-rows>
            <table:table-row>
              <table:table-cell office:value-type="string">
                <text:p>1</text:p>
              </table:table-cell>
              <table:table-cell office:value-type="float" office:value="46.95">
                <text:p>46.95</text:p>
              </table:table-cell>
              <table:table-cell office:value-type="float" office:value="49.74">
                <text:p>49.74</text:p>
              </table:table-cell>
              <table:table-cell office:value-type="float" office:value="NaN">
                <text:p>NaN</text:p>
              </table:table-cell>
            </table:table-row>
            <table:table-row>
              <table:table-cell office:value-type="string">
                <text:p>2</text:p>
              </table:table-cell>
              <table:table-cell office:value-type="float" office:value="41.62">
                <text:p>41.62</text:p>
              </table:table-cell>
              <table:table-cell office:value-type="float" office:value="51.21">
                <text:p>51.21</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2cm" svg:height="8.986cm" xlink:href="." xlink:type="simple" chart:class="chart:bar" chart:style-name="ch1">
        <chart:title svg:x="4.963cm" svg:y="0.315cm" chart:style-name="ch2">
          <text:p>Comparativa tamaño depósito</text:p>
        </chart:title>
        <chart:legend chart:legend-position="end" svg:x="12.671cm" svg:y="3.945cm" style:legend-expansion="high" chart:style-name="ch3"/>
        <chart:plot-area chart:style-name="ch4" chart:data-source-has-labels="both" svg:x="1.33cm" svg:y="1.657cm" svg:width="10.703cm" svg:height="6.73cm">
          <chartooo:coordinate-region svg:x="1.951cm" svg:y="1.857cm" svg:width="10.082cm" svg:height="5.884cm"/>
          <chart:axis chart:dimension="x" chart:name="primary-x" chart:style-name="ch5" chartooo:axis-type="auto">
            <chartooo:date-scale/>
            <chart:categories table:cell-range-address="local-table.$B$1:.$D$1"/>
          </chart:axis>
          <chart:axis chart:dimension="y" chart:name="primary-y" chart:style-name="ch6">
            <chart:title svg:x="0.451cm" svg:y="5.979cm" chart:style-name="ch7">
              <text:p>Temperatura</text:p>
            </chart:title>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edia 0,63l</text:p>
              </table:table-cell>
              <table:table-cell office:value-type="string">
                <text:p>Media 35l</text:p>
              </table:table-cell>
              <table:table-cell office:value-type="string">
                <text:p/>
              </table:table-cell>
            </table:table-row>
          </table:table-header-rows>
          <table:table-rows>
            <table:table-row>
              <table:table-cell office:value-type="string">
                <text:p>Sin ventiladores</text:p>
              </table:table-cell>
              <table:table-cell office:value-type="float" office:value="46.9469118667592">
                <text:p>46.9469118667592</text:p>
              </table:table-cell>
              <table:table-cell office:value-type="float" office:value="40.117279666898">
                <text:p>40.117279666898</text:p>
              </table:table-cell>
              <table:table-cell office:value-type="float" office:value="NaN">
                <text:p>NaN</text:p>
              </table:table-cell>
            </table:table-row>
            <table:table-row>
              <table:table-cell office:value-type="string">
                <text:p>Con ventiladores</text:p>
              </table:table-cell>
              <table:table-cell office:value-type="float" office:value="41.6200555170021">
                <text:p>41.6200555170021</text:p>
              </table:table-cell>
              <table:table-cell office:value-type="float" office:value="39.5013888888889">
                <text:p>39.5013888888889</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